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b665a" officeooo:paragraph-rsid="001b665a"/>
    </style:style>
    <style:style style:name="P2" style:family="paragraph" style:parent-style-name="Title">
      <style:text-properties officeooo:rsid="001b665a" officeooo:paragraph-rsid="001b665a"/>
    </style:style>
    <style:style style:name="P3" style:family="paragraph" style:parent-style-name="Heading_20_1">
      <style:text-properties officeooo:paragraph-rsid="001b665a"/>
    </style:style>
    <style:style style:name="P4" style:family="paragraph" style:parent-style-name="Heading_20_1">
      <style:text-properties officeooo:rsid="001b665a" officeooo:paragraph-rsid="001b665a"/>
    </style:style>
    <style:style style:name="P5" style:family="paragraph" style:parent-style-name="Text_20_body">
      <style:text-properties officeooo:paragraph-rsid="001b665a"/>
    </style:style>
    <style:style style:name="P6" style:family="paragraph" style:parent-style-name="Text_20_body">
      <style:text-properties officeooo:rsid="0020cc3a" officeooo:paragraph-rsid="0020cc3a"/>
    </style:style>
    <style:style style:name="P7" style:family="paragraph" style:parent-style-name="Text_20_body">
      <style:text-properties officeooo:paragraph-rsid="0020cc3a"/>
    </style:style>
    <style:style style:name="T1" style:family="text">
      <style:text-properties officeooo:rsid="001b665a"/>
    </style:style>
    <style:style style:name="T2" style:family="text">
      <style:text-properties style:font-name="Liberation Sans" fo:font-size="18.2000007629395pt" fo:font-weight="bold" officeooo:rsid="001b665a" style:font-name-asian="Microsoft YaHei" style:font-size-asian="18.2000007629395pt" style:font-weight-asian="bold" style:font-name-complex="Lucida Sans" style:font-size-complex="18.2000007629395pt" style:font-weight-complex="bold"/>
    </style:style>
    <style:style style:name="T3" style:family="text">
      <style:text-properties style:font-name="Liberation Sans" fo:font-size="18.2000007629395pt" fo:font-weight="bold" officeooo:rsid="0020cc3a" style:font-name-asian="Microsoft YaHei" style:font-size-asian="18.2000007629395pt" style:font-weight-asian="bold" style:font-name-complex="Lucida Sans" style:font-size-complex="18.2000007629395pt" style:font-weight-complex="bold"/>
    </style:style>
    <style:style style:name="T4" style:family="text">
      <style:text-properties officeooo:rsid="001d61f9"/>
    </style:style>
    <style:style style:name="T5" style:family="text">
      <style:text-properties officeooo:rsid="0020c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Flutter</text:p>
      <text:p text:style-name="P1">Philippe Rateau</text:p>
      <text:h text:style-name="P3" text:outline-level="1"><text:span text:style-name="T1">Introduction à </text:span><text:span text:style-name="T2">Dart </text:span><text:span text:style-name="T3">et Flutter</text:span></text:h>
      <text:p text:style-name="P5"><text:tab/><text:span text:style-name="T1">J’ai commencé par réaliser le contenu du codelab. Les documents correspondants sont dans le dossier ./Introduction.</text:span></text:p>
      <text:p text:style-name="P7"><text:tab/><text:span text:style-name="T5">J</text:span>‘<text:span text:style-name="T5">ai ensuite lu la documentation conseillée sur les concepts inhérents à Flutter avant de commencer les Codelabs.</text:span></text:p>
      <text:h text:style-name="P4" text:outline-level="1">Premier Codelab : Write your first Flutter app</text:h>
      <text:p text:style-name="P7"><text:tab/><text:span text:style-name="T4">Le premier travail réalisé dans ce Codelab est l’installation de Flutter ainsi que de toutes ses dépendances afin d’avoir un bon environnement de travail. J’ai donc installé android studio pour pouvoir émuler un appareil Android depuis mon ordinateur : chose indispensable pour les tests.</text:span></text:p>
      <text:p text:style-name="P7"><text:tab/><text:span text:style-name="T5">La suite du Codelab a ensuite été faite sans soucis. L’application qui génère des noms d’entreprise marche ! Le projet réalisé est truvable dans le dossier ./ « First flutter app ».</text:span></text:p>
      <text:h text:style-name="Heading_20_1" text:outline-level="1">Second Codelab : Building Beautiful Uis</text:h>
      <text:p text:style-name="P6"><text:tab/>Il n’y a pas eu de phase d’installation dans ce Codelab car tout était déjà prêt grâce au travail réalisé dans le précéde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4:24:18.510000000</meta:creation-date>
    <dc:date>2020-04-20T17:46:05.406000000</dc:date>
    <meta:editing-duration>PT11M49S</meta:editing-duration>
    <meta:editing-cycles>2</meta:editing-cycles>
    <meta:generator>LibreOffice/6.3.4.2$Windows_X86_64 LibreOffice_project/60da17e045e08f1793c57c00ba83cdfce946d0aa</meta:generator>
    <meta:document-statistic meta:table-count="0" meta:image-count="0" meta:object-count="0" meta:page-count="1" meta:paragraph-count="10" meta:word-count="156" meta:character-count="976" meta:non-whitespace-character-count="825"/>
  </office:meta>
</office:document-meta>
</file>